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ohit Hindi1" svg:font-family="'Lohit Hind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 calcext:value-type="string">
            <text:p>Cluster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alabras</text:p>
          </table:table-cell>
          <table:table-cell table:style-name="ce1" table:number-columns-repeated="4"/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turaleza, turismo, sierra, senderismo, parque, región, rutas, activo</text:p>
          </table:table-cell>
          <table:table-cell table:style-name="ce1" table:number-columns-repeated="4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laya, mar, playas, apartamentos, costa, isla, arena, metros</text:p>
          </table:table-cell>
          <table:table-cell table:style-name="ce1" table:number-columns-repeated="4"/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na, menú, bebidas, vino, casa, restaurante, cafetería, patrimonio</text:p>
          </table:table-cell>
          <table:table-cell table:style-name="ce1" table:number-columns-repeated="4"/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entro, palacio, capital, catedral, museo, estación, ofrece, wifi</text:p>
          </table:table-cell>
          <table:table-cell table:style-name="ce1" table:number-columns-repeated="4"/>
        </table:table-row>
        <table:table-row table:style-name="ro2"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sayuno, media, playa, disfrutar, españa, libre, coche, pequeño</text:p>
          </table:table-cell>
          <table:table-cell table:style-name="ce1" table:number-columns-repeated="4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 calcext:value-type="string">
            <text:p>Cluster</text:p>
          </table:table-cell>
          <table:table-cell office:value-type="string" calcext:value-type="string">
            <text:p>Descuento Media</text:p>
          </table:table-cell>
          <table:table-cell office:value-type="string" calcext:value-type="string">
            <text:p>Precio Medio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5.196429" calcext:value-type="float">
            <text:p>55.196429</text:p>
          </table:table-cell>
          <table:table-cell office:value-type="float" office:value="63.206897" calcext:value-type="float">
            <text:p>63.2068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.75" calcext:value-type="float">
            <text:p>54.75</text:p>
          </table:table-cell>
          <table:table-cell office:value-type="float" office:value="133.909091" calcext:value-type="float">
            <text:p>133.9090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5.263158" calcext:value-type="float">
            <text:p>55.263158</text:p>
          </table:table-cell>
          <table:table-cell office:value-type="float" office:value="50.578947" calcext:value-type="float">
            <text:p>50.5789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97.651163" calcext:value-type="float">
            <text:p>97.6511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6.5" calcext:value-type="float">
            <text:p>56.5</text:p>
          </table:table-cell>
          <table:table-cell office:value-type="float" office:value="194.333333" calcext:value-type="float">
            <text:p>194.333333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B3:Sheet1.C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ohit Hindi1" svg:font-family="'Lohit Hind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1T17:58:26.386692534</meta:creation-date>
    <dc:date>2015-06-11T18:34:37.624982781</dc:date>
    <meta:editing-duration>PT3M</meta:editing-duration>
    <meta:editing-cycles>1</meta:editing-cycles>
    <meta:document-statistic meta:table-count="1" meta:cell-count="36" meta:object-count="0"/>
    <meta:generator>LibreOffice/4.3.7.2$Linux_X86_64 LibreOffice_project/430m0$Build-2</meta:generator>
  </office:meta>
</office:document-meta>
</file>